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arlow" svg:font-family="Barl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arlow1" svg:font-family="Barlow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font-weight="bold" officeooo:rsid="0006b464" officeooo:paragraph-rsid="0006b464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1pt" fo:font-weight="bold" officeooo:rsid="00087b76" officeooo:paragraph-rsid="0006b464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font-weight="bold" officeooo:rsid="00087b76" officeooo:paragraph-rsid="00087b76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font-weight="bold" officeooo:rsid="0009099d" officeooo:paragraph-rsid="0009099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font-weight="bold" officeooo:rsid="00091c6b" officeooo:paragraph-rsid="00091c6b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1pt" fo:font-weight="bold" officeooo:rsid="0009fbbb" officeooo:paragraph-rsid="0009fbbb" style:font-size-asian="11pt" style:font-weight-asian="bold" style:font-size-complex="11pt" style:font-weight-complex="bold"/>
    </style:style>
    <style:style style:name="P7" style:family="paragraph" style:parent-style-name="normal">
      <style:paragraph-properties fo:margin-top="0.423cm" fo:margin-bottom="0.423cm" loext:contextual-spacing="false" fo:line-height="100%" fo:text-align="justify" style:justify-single-word="false" fo:orphans="0" fo:widows="0"/>
      <style:text-properties style:font-name="DejaVu Sans" fo:font-size="11pt" fo:font-weight="bold" officeooo:rsid="00087b76" officeooo:paragraph-rsid="0009fbbb" style:font-size-asian="11pt" style:font-weight-asian="bold" style:font-size-complex="11pt" style:font-weight-complex="bold"/>
    </style:style>
    <style:style style:name="P8" style:family="paragraph" style:parent-style-name="normal">
      <style:paragraph-properties fo:margin-top="0.423cm" fo:margin-bottom="0.423cm" loext:contextual-spacing="false" fo:line-height="100%" fo:text-align="justify" style:justify-single-word="false" fo:orphans="0" fo:widows="0"/>
      <style:text-properties style:font-name="DejaVu Sans" fo:font-size="11pt" officeooo:paragraph-rsid="000bc75b" style:font-size-asian="11pt" style:font-size-complex="11pt"/>
    </style:style>
    <style:style style:name="P9" style:family="paragraph" style:parent-style-name="normal">
      <style:paragraph-properties fo:margin-top="0.423cm" fo:margin-bottom="0.423cm" loext:contextual-spacing="false" fo:line-height="100%" fo:text-align="justify" style:justify-single-word="false" fo:orphans="0" fo:widows="0"/>
      <style:text-properties style:font-name="DejaVu Sans" fo:font-size="11pt" officeooo:paragraph-rsid="0009fbbb" style:font-size-asian="11pt" style:font-size-complex="11pt"/>
    </style:style>
    <style:style style:name="P10" style:family="paragraph" style:parent-style-name="normal">
      <style:paragraph-properties fo:margin-left="0.635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DejaVu Sans" fo:font-size="11pt" officeooo:paragraph-rsid="0009fbbb" style:font-size-asian="11pt" style:font-size-complex="11pt"/>
    </style:style>
    <style:style style:name="P11" style:family="paragraph" style:parent-style-name="normal">
      <style:paragraph-properties fo:margin-left="0.635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DejaVu Sans" fo:font-size="11pt" fo:font-weight="bold" officeooo:rsid="0009fbbb" officeooo:paragraph-rsid="000bc75b" style:font-size-asian="11pt" style:font-weight-asian="bold" style:font-size-complex="11pt" style:font-weight-complex="bold"/>
    </style:style>
    <style:style style:name="P12" style:family="paragraph" style:parent-style-name="normal">
      <style:paragraph-properties fo:margin-left="0.635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DejaVu Sans" fo:font-size="11pt" fo:font-weight="bold" officeooo:rsid="000c834a" officeooo:paragraph-rsid="000c834a" style:font-size-asian="11pt" style:font-weight-asian="bold" style:font-size-complex="11pt" style:font-weight-complex="bold"/>
    </style:style>
    <style:style style:name="T1" style:family="text">
      <style:text-properties officeooo:rsid="0009099d"/>
    </style:style>
    <style:style style:name="T2" style:family="text">
      <style:text-properties style:font-name-asian="Barlow1" style:font-name-complex="Barlow1"/>
    </style:style>
    <style:style style:name="T3" style:family="text">
      <style:text-properties officeooo:rsid="000bc75b" style:font-name-asian="Barlow1" style:font-name-complex="Barlow1"/>
    </style:style>
    <style:style style:name="T4" style:family="text">
      <style:text-properties officeooo:rsid="000c834a" style:font-name-asian="Barlow1" style:font-name-complex="Barlow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font-weight="bold" style:font-name-asian="Barlow1" style:font-weight-asian="bold" style:font-name-complex="Barlow1"/>
    </style:style>
    <style:style style:name="T7" style:family="text">
      <style:text-properties fo:font-weight="bold" officeooo:rsid="0009fbbb" style:font-name-asian="Barlow1" style:font-weight-asian="bold" style:font-name-complex="Barlow1"/>
    </style:style>
    <style:style style:name="T8" style:family="text">
      <style:text-properties fo:font-weight="bold" officeooo:rsid="000bc75b" style:font-name-asian="Barlow1" style:font-weight-asian="bold" style:font-name-complex="Barlow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4</text:p>
      <text:p text:style-name="P2"/>
      <text:p text:style-name="P3">Question 1</text:p>
      <text:p text:style-name="P7"><text:span text:style-name="T2">GIT WORKFLOW FUNDAMENTALS</text:span></text:p>
      <text:p text:style-name="P3"/>
      <text:p text:style-name="P3">Working directory <text:span text:style-name="T1">is the location of a set of files that you are working on</text:span></text:p>
      <text:p text:style-name="P3"/>
      <text:p text:style-name="P4">Staging area is a stage where files are being prepared before the next commit </text:p>
      <text:p text:style-name="P4"/>
      <text:p text:style-name="P5">Local repository is containing a set of files which are in our computer where we can make local changes</text:p>
      <text:p text:style-name="P5"/>
      <text:p text:style-name="P6">Remote repo is containing a set of files which are on our github account online</text:p>
      <text:p text:style-name="P6"/>
      <text:p text:style-name="P6"/>
      <text:p text:style-name="P8"><text:span text:style-name="T2">WORKING DIRECTORY STATES:</text:span></text:p>
      <text:p text:style-name="P8"><text:span text:style-name="T8">Modified :</text:span><text:span text:style-name="T7">the files </text:span><text:span text:style-name="T8">has been changed but not committed to the database yet</text:span></text:p>
      <text:p text:style-name="P8"><text:span text:style-name="T8">Staged :the files modified is preparing to be part of the next commit</text:span></text:p>
      <text:p text:style-name="P8"><text:span text:style-name="T6">Committed : </text:span><text:span text:style-name="T7">the file is stored in the local database</text:span></text:p>
      <text:p text:style-name="P9"><text:span text:style-name="T2">GIT COMMANDS:</text:span></text:p>
      <text:p text:style-name="P10"><text:span text:style-name="T2">·</text:span><text:span text:style-name="T5"> <text:s text:c="7"/></text:span><text:span text:style-name="T6">Git add : </text:span><text:span text:style-name="T8">the command adds new or changed files in the working directory to the GIT staging area</text:span></text:p>
      <text:p text:style-name="P10"><text:span text:style-name="T2">·</text:span><text:span text:style-name="T5"> <text:s text:c="7"/></text:span><text:span text:style-name="T6">Git commit : </text:span><text:span text:style-name="T8">the command is saving the changes in the local repository</text:span></text:p>
      <text:p text:style-name="P10"><text:span text:style-name="T2">·</text:span><text:span text:style-name="T5"> <text:s text:c="7"/></text:span><text:span text:style-name="T6">Git push : </text:span><text:span text:style-name="T8">the command upload the content of local repository to the remote repository</text:span></text:p>
      <text:p text:style-name="P10"><text:span text:style-name="T2">·</text:span><text:span text:style-name="T5"> <text:s text:c="7"/></text:span><text:span text:style-name="T6">Git fetch :</text:span><text:span text:style-name="T8">the command downloads the latest level of the remote repository but doesn’t integrate this level in the local repository or working files</text:span></text:p>
      <text:p text:style-name="P10"><text:span text:style-name="T2">·</text:span><text:span text:style-name="T5"> <text:s text:c="7"/></text:span><text:span text:style-name="T6">Git merge : </text:span><text:span text:style-name="T8">the command is merging all branches into the master branch</text:span></text:p>
      <text:p text:style-name="P11"><text:span text:style-name="T2">·</text:span><text:span text:style-name="T5"> <text:s text:c="7"/></text:span><text:span text:style-name="T2">Git pull : </text:span><text:span text:style-name="T3">the command upload the content of remote repository to the local repository, Git pull command is a combination of git fetch and </text:span><text:soft-page-break/><text:span text:style-name="T3">g</text:span><text:span text:style-name="T4">it merge.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arlow" svg:font-family="Barl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arlow1" svg:font-family="Barlow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1:39:30.688908864</meta:creation-date>
    <dc:date>2022-03-30T03:19:16.199826303</dc:date>
    <meta:editing-duration>PT2H33M5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228" meta:character-count="1286" meta:non-whitespace-character-count="1033"/>
  </office:meta>
</office:document-meta>
</file>